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3190000026583DBF755.eps"/>
  <manifest:file-entry manifest:media-type="" manifest:full-path="Pictures/200000020000031900000265346CC797.eps"/>
  <manifest:file-entry manifest:media-type="" manifest:full-path="Pictures/20000002000002380000018122803C3F.eps"/>
  <manifest:file-entry manifest:media-type="" manifest:full-path="Pictures/200000020000031900000265036B08A6.eps"/>
  <manifest:file-entry manifest:media-type="" manifest:full-path="Pictures/2000000200000319000002657EECDB9E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5.31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zor Forum</presentation:footer-decl>
      <presentation:date-time-decl presentation:name="dtd1" presentation:source="fixed">2011 April 27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7cm" svg:x="1.4cm" svg:y="7.137cm" presentation:class="title" presentation:user-transformed="true">
          <draw:text-box>
            <text:p>Current status on simultaneous fit on MR tail</text:p>
          </draw:text-box>
        </draw:frame>
        <draw:frame presentation:style-name="pr2" draw:text-style-name="P1" draw:layer="layout" svg:width="25.199cm" svg:height="5.313cm" svg:x="1.4cm" svg:y="13.335cm" presentation:class="subtitle" presentation:user-transformed="true">
          <draw:text-box>
            <text:p text:style-name="P1"><text:span text:style-name="T1">Yi Chen</text:span></text:p>
            <text:p text:style-name="P1"><text:span text:style-name="T1">2011 April 27</text:span></text:p>
            <text:p text:style-name="P1"><text:span text:style-name="T1">Razor mee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Developing simultaneous fit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ivide dataset into bins of R</text:p>
              </text:list-item>
              <text:list-item>
                <text:p>Model each R&gt;0.XX as an exponential</text:p>
                <text:list>
                  <text:list-item>
                    <text:p>Keep it easy as a first step</text:p>
                  </text:list-item>
                  <text:list-item>
                    <text:p>Could potentially upgrade to Gaussian+Exponential, but the width parameter is giving problems, especially when the Gaussian part is only partly visible</text:p>
                  </text:list-item>
                  <text:list-item>
                    <text:p>Each exclusive R bin is the difference between two exponentials</text:p>
                  </text:list-item>
                </text:list>
              </text:list-item>
              <text:list-item>
                <text:p>The exponent can be written as “a + b (R cut)^2” in the simultaneous fit</text:p>
              </text:list-item>
              <text:list-item>
                <text:p>Compare simple fit vs. result from simultaneous f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footer-name="ftr1" presentation:use-date-time-name="dtd1">
        <draw:frame draw:style-name="gr2" draw:text-style-name="P2" draw:layer="layout" svg:width="23.284cm" svg:height="17.998cm" svg:x="2.358cm" svg:y="2.449cm">
          <draw:image xlink:href="Pictures/200000020000031900000265346CC797.eps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Some MC sample – simple fits</text:p>
          </draw:text-box>
        </draw:frame>
        <draw:frame draw:style-name="gr3" draw:layer="layout" svg:width="3.1cm" svg:height="0.962cm" svg:x="20.955cm" svg:y="18.723cm">
          <draw:text-box>
            <text:p>(R cut)^2</text:p>
          </draw:text-box>
        </draw:frame>
        <draw:frame draw:style-name="gr3" draw:layer="layout" svg:width="3.427cm" svg:height="0.962cm" svg:x="0.635cm" svg:y="7.293cm">
          <draw:text-box>
            <text:p>-exponen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draw:frame draw:style-name="gr2" draw:text-style-name="P2" draw:layer="layout" svg:width="23.284cm" svg:height="17.998cm" svg:x="2.358cm" svg:y="2.449cm">
          <draw:image xlink:href="Pictures/2000000200000319000002657EECDB9E.eps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Simultaneous fit</text:p>
          </draw:text-box>
        </draw:frame>
        <draw:frame draw:style-name="gr4" draw:layer="layout" svg:width="8.22cm" svg:height="0.962cm" svg:x="14.005cm" svg:y="13.97cm">
          <draw:text-box>
            <text:p>Converges without problem</text:p>
          </draw:text-box>
        </draw:frame>
        <draw:line draw:style-name="gr5" draw:text-style-name="P2" draw:layer="layout" svg:x1="22.225cm" svg:y1="8.89cm" svg:x2="21.259cm" svg:y2="7.914cm">
          <text:p/>
        </draw:line>
        <draw:frame draw:style-name="gr6" draw:layer="layout" svg:width="10.165cm" svg:height="1.673cm" svg:x="15.875cm" svg:y="8.89cm">
          <draw:text-box>
            <text:p>Because exponential is much easier than Gaussian+exponential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draw:frame draw:style-name="gr2" draw:text-style-name="P2" draw:layer="layout" svg:width="23.284cm" svg:height="17.998cm" svg:x="2.358cm" svg:y="2.449cm">
          <draw:image xlink:href="Pictures/20000002000003190000026583DBF755.eps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Correlation between a and b</text:p>
          </draw:text-box>
        </draw:frame>
        <draw:frame draw:style-name="gr6" draw:layer="layout" svg:width="10.484cm" svg:height="2.384cm" svg:x="15.551cm" svg:y="5.236cm">
          <draw:text-box>
            <text:p>Small R bin has more statistics ==&gt;</text:p>
            <text:p>Better constrained at that point ==&gt;</text:p>
            <text:p>Anti-correlation between a and 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draw:frame draw:style-name="gr2" draw:text-style-name="P2" draw:layer="layout" svg:width="23.284cm" svg:height="17.998cm" svg:x="2.358cm" svg:y="2.449cm">
          <draw:image xlink:href="Pictures/200000020000031900000265036B08A6.eps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Comparison</text:p>
          </draw:text-box>
        </draw:frame>
        <draw:line draw:style-name="gr7" draw:text-style-name="P2" draw:layer="layout" svg:x1="16.51cm" svg:y1="15.24cm" svg:x2="15.295cm" svg:y2="12.254cm">
          <text:p/>
        </draw:line>
        <draw:frame draw:style-name="gr6" draw:layer="layout" svg:width="11.621cm" svg:height="2.384cm" svg:x="14.605cm" svg:y="14.761cm">
          <draw:text-box>
            <text:p>Error estimation on simultaneous fit is supposedly more correct (for the band).</text:p>
            <text:p>Correlation taken into account here</text:p>
          </draw:text-box>
        </draw:frame>
        <draw:line draw:style-name="gr7" draw:text-style-name="P2" draw:layer="layout" svg:x1="8.255cm" svg:y1="9.525cm" svg:x2="8.425cm" svg:y2="10.955cm">
          <text:p/>
        </draw:line>
        <draw:frame draw:style-name="gr4" draw:layer="layout" svg:width="11.637cm" svg:height="0.962cm" svg:x="6.05cm" svg:y="8.555cm">
          <draw:text-box>
            <text:p>Error on TF1 drawn without correl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6" draw:layer="layout" svg:width="25.199cm" svg:height="3.256cm" svg:x="1.4cm" svg:y="0.962cm" presentation:class="title">
          <draw:text-box>
            <text:p>Toy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aving some trouble generating toy sample</text:p>
                <text:list>
                  <text:list-item>
                    <text:p>Should be a bug somewhere....might need some help if I kept being stuck later this week</text:p>
                  </text:list-item>
                  <text:list-item>
                    <text:p>The generated MR slope is different than what is put in, even with simple exponential fit (???)</text:p>
                  </text:list-item>
                </text:list>
              </text:list-item>
              <text:list-item>
                <text:p>We won’t know the bias with this set of toy samples</text:p>
                <text:list>
                  <text:list-item>
                    <text:p>However, the spread and error estimation can be seen</text:p>
                  </text:list-item>
                  <text:list-item>
                    <text:p>Statistics in this set of toys (mimic the “some” MC sample)</text:p>
                    <text:list>
                      <text:list-item>
                        <text:p>R binning: 0.35, 0.40, 0.45, 0.50, 0.55</text:p>
                      </text:list-item>
                      <text:list-item>
                        <text:p>Average number of events in each exlusive bin: 8500, 4500, 2300, 1100, 1200</text:p>
                      </text:list-item>
                    </text:list>
                  </text:list-item>
                </text:list>
              </text:list-item>
              <text:list-item>
                <text:p>Once it’s fully debugged, run also with other amount of statisti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Result of toys</text:p>
          </draw:text-box>
        </draw:frame>
        <draw:frame draw:style-name="gr2" draw:text-style-name="P2" draw:layer="layout" svg:width="22.396cm" svg:height="15.18cm" svg:x="2.802cm" svg:y="4.058cm">
          <draw:image xlink:href="Pictures/20000002000002380000018122803C3F.eps" xlink:type="simple" xlink:show="embed" xlink:actuate="onLoad">
            <text:p/>
          </draw:image>
        </draw:frame>
        <draw:frame draw:style-name="gr6" draw:layer="layout" svg:width="2.67cm" svg:height="2.384cm" svg:x="23.495cm" svg:y="6.506cm">
          <draw:text-box>
            <text:p>Width:</text:p>
            <text:p>1.039 <text:span text:style-name="T2">±</text:span> 0.028</text:p>
          </draw:text-box>
        </draw:frame>
        <draw:frame draw:style-name="gr6" draw:layer="layout" svg:width="2.67cm" svg:height="2.384cm" svg:x="23.495cm" svg:y="14.196cm">
          <draw:text-box>
            <text:p>Width:</text:p>
            <text:p>1.010 <text:span text:style-name="T2">±</text:span> 0.025</text:p>
          </draw:text-box>
        </draw:frame>
        <draw:frame draw:style-name="gr6" draw:layer="layout" svg:width="11.241cm" svg:height="0.962cm" svg:x="8.38cm" svg:y="19.15cm">
          <draw:text-box>
            <text:p>Error on parameters a and b looks OK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6" draw:layer="layout" svg:width="25.199cm" svg:height="3.256cm" svg:x="1.4cm" svg:y="0.962cm" presentation:class="title">
          <draw:text-box>
            <text:p>Outlook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inding a way to properly generate toys....</text:p>
              </text:list-item>
              <text:list-item>
                <text:p>Still need to learn how to export workspace</text:p>
              </text:list-item>
              <text:list-item>
                <text:p>Move to cases with more than one component so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ejaVu LGC Sans'" style:font-family-generic-asian="system" style:font-pitch-asian="variable" style:font-size-asian="36pt" style:font-style-asian="normal" style:font-weight-asian="normal" style:font-family-complex="'DejaVu LGC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i Chen</meta:initial-creator>
    <meta:creation-date>2011-04-27T14:20:16</meta:creation-date>
    <meta:editing-duration>PT01H16M42S</meta:editing-duration>
    <meta:editing-cycles>61</meta:editing-cycles>
    <dc:date>2011-04-27T16:30:37</dc:date>
    <dc:creator>Yi Chen</dc:creator>
    <meta:generator>OpenOffice.org/3.1$Unix OpenOffice.org_project/310m19$Build-9420</meta:generator>
    <meta:document-statistic meta:object-count="70"/>
  </office:meta>
</office:document-meta>
</file>